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13c" officeooo:paragraph-rsid="00182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sta major de Ripoll:</text:p>
      <text:p text:style-name="P1"><text:tab/>Es la festa mes salevrada de Ripoll.</text:p>
      <text:p text:style-name="P1">Per aquesta festa la planejarem en la festa major. En la vila de Ripoll. </text:p>
      <text:p text:style-name="P1">La festa es derrallora en el la Festa major de ripol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14:40.715706304</meta:creation-date>
    <dc:date>2017-05-23T16:28:35.076652365</dc:date>
    <meta:editing-duration>P0D</meta:editing-duration>
    <meta:editing-cycles>1</meta:editing-cycles>
    <meta:document-statistic meta:table-count="0" meta:image-count="0" meta:object-count="0" meta:page-count="1" meta:paragraph-count="4" meta:word-count="36" meta:character-count="186" meta:non-whitespace-character-count="152"/>
    <meta:generator>LibreOffice/4.2.8.2$Linux_X86_64 LibreOffice_project/420m0$Build-2</meta:generator>
  </office:meta>
</office:document-meta>
</file>